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V2-m,mid.</text:p>
          </table:table-cell>
          <table:table-cell table:style-name="ce2" office:value-type="string" calcext:value-type="string">
            <text:p>V2-l,all</text:p>
          </table:table-cell>
          <table:table-cell table:style-name="ce2" office:value-type="string" calcext:value-type="string">
            <text:p>V2-l,mid.</text:p>
          </table:table-cell>
          <table:table-cell table:style-name="ce2" office:value-type="string" calcext:value-type="string">
            <text:p>B4,min</text:p>
          </table:table-cell>
          <table:table-cell table:style-name="ce2" office:value-type="string" calcext:value-type="string">
            <text:p>B5,min</text:p>
          </table:table-cell>
          <table:table-cell table:style-name="ce2" office:value-type="string" calcext:value-type="string">
            <text:p> B6,min</text:p>
          </table:table-cell>
          <table:table-cell table:style-name="ce2" office:value-type="string" calcext:value-type="string">
            <text:p>B6,mid.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table:style-name="Default"/>
          <table:table-cell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float" office:value="48" calcext:value-type="float">
            <text:p>48</text:p>
          </table:table-cell>
          <table:table-cell table:style-name="Default"/>
          <table:table-cell/>
          <table:table-cell table:style-name="ce1"/>
        </table:table-row>
        <table:table-row table:style-name="ro1">
          <table:table-cell/>
          <table:table-cell table:number-columns-repeated="2" table:style-name="ce1" office:value-type="float" office:value="71" calcext:value-type="float">
            <text:p>71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table-cell table:style-name="ce1"/>
        </table:table-row>
        <table:table-row table:style-name="ro1">
          <table:table-cell/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Default" table:number-columns-repeated="2"/>
          <table:table-cell/>
          <table:table-cell table:style-name="Default" table:number-columns-repeated="3"/>
          <table:table-cell table:style-name="ce1"/>
        </table:table-row>
        <table:table-row table:style-name="ro1">
          <table:table-cell table:number-columns-repeated="3"/>
          <table:table-cell table:style-name="Default"/>
          <table:table-cell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Default"/>
          <table:table-cell office:value-type="float" office:value="270" calcext:value-type="float">
            <text:p>270</text:p>
          </table:table-cell>
          <table:table-cell table:style-name="Default"/>
          <table:table-cell/>
        </table:table-row>
        <table:table-row table:style-name="ro1">
          <table:table-cell/>
          <table:table-cell table:number-columns-repeated="2" table:style-name="ce1" office:value-type="float" office:value="279" calcext:value-type="float">
            <text:p>279</text:p>
          </table:table-cell>
          <table:table-cell table:number-columns-repeated="2" office:value-type="float" office:value="279" calcext:value-type="float">
            <text:p>279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2" office:value-type="float" office:value="279" calcext:value-type="float">
            <text:p>279</text:p>
          </table:table-cell>
          <table:table-cell/>
          <table:table-cell table:style-name="ce1"/>
        </table:table-row>
        <table:table-row table:style-name="ro1">
          <table:table-cell/>
          <table:table-cell table:style-name="ce1"/>
          <table:table-cell table:style-name="ce1" office:value-type="float" office:value="312" calcext:value-type="float">
            <text:p>312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number-columns-repeated="2" office:value-type="float" office:value="320" calcext:value-type="float">
            <text:p>320</text:p>
          </table:table-cell>
          <table:table-cell/>
          <table:table-cell table:style-name="Default" table:number-columns-repeated="3"/>
          <table:table-cell table:style-name="ce1"/>
        </table:table-row>
        <table:table-row table:style-name="ro1">
          <table:table-cell/>
          <table:table-cell table:number-columns-repeated="2" table:style-name="ce1" office:value-type="float" office:value="362" calcext:value-type="float">
            <text:p>362</text:p>
          </table:table-cell>
          <table:table-cell table:number-columns-repeated="2" office:value-type="float" office:value="362" calcext:value-type="float">
            <text:p>362</text:p>
          </table:table-cell>
          <table:table-cell table:style-name="ce1" office:value-type="float" office:value="362" calcext:value-type="float">
            <text:p>362</text:p>
          </table:table-cell>
          <table:table-cell table:number-columns-repeated="2" office:value-type="float" office:value="362" calcext:value-type="float">
            <text:p>362</text:p>
          </table:table-cell>
          <table:table-cell/>
          <table:table-cell table:style-name="ce1"/>
        </table:table-row>
        <table:table-row table:style-name="ro1">
          <table:table-cell/>
          <table:table-cell table:number-columns-repeated="2" table:style-name="ce1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style-name="ce1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/>
          <table:table-cell table:style-name="ce1"/>
        </table:table-row>
        <table:table-row table:style-name="ro1">
          <table:table-cell/>
          <table:table-cell table:number-columns-repeated="2" table:style-name="ce1" office:value-type="float" office:value="369" calcext:value-type="float">
            <text:p>369</text:p>
          </table:table-cell>
          <table:table-cell table:number-columns-repeated="2" office:value-type="float" office:value="369" calcext:value-type="float">
            <text:p>369</text:p>
          </table:table-cell>
          <table:table-cell/>
          <table:table-cell table:number-columns-repeated="2" office:value-type="float" office:value="369" calcext:value-type="float">
            <text:p>369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table:style-name="Default"/>
          <table:table-cell/>
          <table:table-cell table:number-columns-repeated="2" office:value-type="float" office:value="393" calcext:value-type="float">
            <text:p>393</text:p>
          </table:table-cell>
          <table:table-cell/>
          <table:table-cell table:style-name="ce1"/>
        </table:table-row>
        <table:table-row table:style-name="ro1">
          <table:table-cell/>
          <table:table-cell table:number-columns-repeated="2" table:style-name="ce1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table:style-name="Default"/>
          <table:table-cell/>
          <table:table-cell table:style-name="Default" table:number-columns-repeated="3"/>
          <table:table-cell table:style-name="ce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" office:value-type="float" office:value="444" calcext:value-type="float">
            <text:p>444</text:p>
          </table:table-cell>
          <table:table-cell table:style-name="Default"/>
          <table:table-cell/>
          <table:table-cell table:style-name="Default"/>
          <table:table-cell table:style-name="ce1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number-columns-repeated="2" office:value-type="float" office:value="502" calcext:value-type="float">
            <text:p>502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COUNT([.B4:.B18])" office:value-type="float" office:value="7" calcext:value-type="float">
            <text:p>7</text:p>
          </table:table-cell>
          <table:table-cell table:formula="of:=COUNT([.C4:.C18])" office:value-type="float" office:value="7" calcext:value-type="float">
            <text:p>7</text:p>
          </table:table-cell>
          <table:table-cell table:style-name="Default" table:formula="of:=COUNT([.D4:.D18])" office:value-type="float" office:value="9" calcext:value-type="float">
            <text:p>9</text:p>
          </table:table-cell>
          <table:table-cell table:style-name="Default" table:formula="of:=COUNT([.E4:.E18])" office:value-type="float" office:value="8" calcext:value-type="float">
            <text:p>8</text:p>
          </table:table-cell>
          <table:table-cell table:formula="of:=COUNT([.F4:.F18])" office:value-type="float" office:value="7" calcext:value-type="float">
            <text:p>7</text:p>
          </table:table-cell>
          <table:table-cell table:style-name="Default" table:formula="of:=COUNT([.G4:.G18])" office:value-type="float" office:value="9" calcext:value-type="float">
            <text:p>9</text:p>
          </table:table-cell>
          <table:table-cell table:style-name="Default" table:formula="of:=COUNT([.H4:.H18])" office:value-type="float" office:value="9" calcext:value-type="float">
            <text:p>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Idx</text:p>
          </table:table-cell>
          <table:table-cell table:style-name="ce2" office:value-type="string" calcext:value-type="string">
            <text:p>V2-m,mid.</text:p>
          </table:table-cell>
          <table:table-cell table:style-name="ce2" office:value-type="string" calcext:value-type="string">
            <text:p>V2-l,all</text:p>
          </table:table-cell>
          <table:table-cell table:style-name="ce2" office:value-type="string" calcext:value-type="string">
            <text:p>V2-l,mid.</text:p>
          </table:table-cell>
          <table:table-cell table:style-name="ce2" office:value-type="string" calcext:value-type="string">
            <text:p>B4,min</text:p>
          </table:table-cell>
          <table:table-cell table:style-name="ce2" office:value-type="string" calcext:value-type="string">
            <text:p>B5,min</text:p>
          </table:table-cell>
          <table:table-cell table:style-name="ce3" office:value-type="string" calcext:value-type="string">
            <text:p> B6,min</text:p>
          </table:table-cell>
          <table:table-cell table:style-name="ce2" office:value-type="string" calcext:value-type="string">
            <text:p>B6,mid.</text:p>
          </table:table-cell>
          <table:table-cell table:style-name="Default" office:value-type="string" calcext:value-type="string">
            <text:p>Age</text:p>
            <text:p/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office:value-type="float" office:value="9.79" calcext:value-type="float">
            <text:p>9.79</text:p>
          </table:table-cell>
          <table:table-cell table:style-name="ce1" office:value-type="float" office:value="9.64" calcext:value-type="float">
            <text:p>9.64</text:p>
          </table:table-cell>
          <table:table-cell office:value-type="float" office:value="9.74" calcext:value-type="float">
            <text:p>9.74</text:p>
          </table:table-cell>
          <table:table-cell office:value-type="float" office:value="9.58" calcext:value-type="float">
            <text:p>9.5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4.98" calcext:value-type="float">
            <text:p>4.98</text:p>
          </table:table-cell>
          <table:table-cell office:value-type="float" office:value="4.94" calcext:value-type="float">
            <text:p>4.94</text:p>
          </table:table-cell>
          <table:table-cell office:value-type="float" office:value="5.14" calcext:value-type="float">
            <text:p>5.14</text:p>
          </table:table-cell>
          <table:table-cell table:style-name="ce1" office:value-type="float" office:value="4.79" calcext:value-type="float">
            <text:p>4.79</text:p>
          </table:table-cell>
          <table:table-cell office:value-type="float" office:value="5.06" calcext:value-type="float">
            <text:p>5.06</text:p>
          </table:table-cell>
          <table:table-cell office:value-type="float" office:value="5.12" calcext:value-type="float">
            <text:p>5.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.95" calcext:value-type="float">
            <text:p>10.9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table:style-name="Default"/>
          <table:table-cell office:value-type="float" office:value="11.66" calcext:value-type="float">
            <text:p>11.66</text:p>
          </table:table-cell>
          <table:table-cell table:style-name="ce1" office:value-type="float" office:value="11.71" calcext:value-type="float">
            <text:p>11.71</text:p>
          </table:table-cell>
          <table:table-cell table:style-name="Default"/>
          <table:table-cell office:value-type="float" office:value="11.53" calcext:value-type="float">
            <text:p>11.53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9.79" calcext:value-type="float">
            <text:p>9.79</text:p>
          </table:table-cell>
          <table:table-cell office:value-type="float" office:value="9.75" calcext:value-type="float">
            <text:p>9.75</text:p>
          </table:table-cell>
          <table:table-cell office:value-type="float" office:value="9.89" calcext:value-type="float">
            <text:p>9.89</text:p>
          </table:table-cell>
          <table:table-cell table:style-name="ce1" office:value-type="float" office:value="9.69" calcext:value-type="float">
            <text:p>9.69</text:p>
          </table:table-cell>
          <table:table-cell office:value-type="float" office:value="9.67" calcext:value-type="float">
            <text:p>9.67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1" office:value-type="float" office:value="9.42" calcext:value-type="float">
            <text:p>9.42</text:p>
          </table:table-cell>
          <table:table-cell office:value-type="float" office:value="9.38" calcext:value-type="float">
            <text:p>9.38</text:p>
          </table:table-cell>
          <table:table-cell/>
          <table:table-cell table:style-name="ce1"/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number-columns-repeated="2"/>
          <table:table-cell office:value-type="float" office:value="5.44" calcext:value-type="float">
            <text:p>5.44</text:p>
          </table:table-cell>
          <table:table-cell office:value-type="float" office:value="5.47" calcext:value-type="float">
            <text:p>5.47</text:p>
          </table:table-cell>
          <table:table-cell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5.14" calcext:value-type="float">
            <text:p>5.14</text:p>
          </table:table-cell>
          <table:table-cell office:value-type="float" office:value="5.23" calcext:value-type="float">
            <text:p>5.23</text:p>
          </table:table-cell>
          <table:table-cell office:value-type="float" office:value="5.11" calcext:value-type="float">
            <text:p>5.11</text:p>
          </table:table-cell>
          <table:table-cell table:style-name="ce1" office:value-type="float" office:value="5.29" calcext:value-type="float">
            <text:p>5.29</text:p>
          </table:table-cell>
          <table:table-cell office:value-type="float" office:value="5.24" calcext:value-type="float">
            <text:p>5.24</text:p>
          </table:table-cell>
          <table:table-cell office:value-type="float" office:value="5.15" calcext:value-type="float">
            <text:p>5.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0.35" calcext:value-type="float">
            <text:p>10.35</text:p>
          </table:table-cell>
          <table:table-cell table:style-name="ce1" office:value-type="float" office:value="10.6" calcext:value-type="float">
            <text:p>10.6</text:p>
          </table:table-cell>
          <table:table-cell office:value-type="float" office:value="10.61" calcext:value-type="float">
            <text:p>10.61</text:p>
          </table:table-cell>
          <table:table-cell office:value-type="float" office:value="11.05" calcext:value-type="float">
            <text:p>11.05</text:p>
          </table:table-cell>
          <table:table-cell table:style-name="ce1" office:value-type="float" office:value="10.75" calcext:value-type="float">
            <text:p>10.75</text:p>
          </table:table-cell>
          <table:table-cell office:value-type="float" office:value="10.69" calcext:value-type="float">
            <text:p>10.69</text:p>
          </table:table-cell>
          <table:table-cell office:value-type="float" office:value="10.84" calcext:value-type="float">
            <text:p>10.8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float" office:value="8.13" calcext:value-type="float">
            <text:p>8.13</text:p>
          </table:table-cell>
          <table:table-cell office:value-type="float" office:value="8.23" calcext:value-type="float">
            <text:p>8.23</text:p>
          </table:table-cell>
          <table:table-cell office:value-type="float" office:value="8.24" calcext:value-type="float">
            <text:p>8.24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8.29" calcext:value-type="float">
            <text:p>8.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number-columns-repeated="2"/>
          <table:table-cell office:value-type="float" office:value="10.53" calcext:value-type="float">
            <text:p>10.53</text:p>
          </table:table-cell>
          <table:table-cell table:style-name="Default"/>
          <table:table-cell/>
          <table:table-cell office:value-type="float" office:value="10.75" calcext:value-type="float">
            <text:p>10.75</text:p>
          </table:table-cell>
          <table:table-cell office:value-type="float" office:value="10.83" calcext:value-type="float">
            <text:p>10.8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5.39" calcext:value-type="float">
            <text:p>5.39</text:p>
          </table:table-cell>
          <table:table-cell table:style-name="ce1" office:value-type="float" office:value="5.69" calcext:value-type="float">
            <text:p>5.69</text:p>
          </table:table-cell>
          <table:table-cell office:value-type="float" office:value="5.43" calcext:value-type="float">
            <text:p>5.43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number-columns-repeated="2"/>
          <table:table-cell table:style-name="Default" table:number-columns-repeated="2"/>
          <table:table-cell table:style-name="ce1" office:value-type="float" office:value="10.95" calcext:value-type="float">
            <text:p>10.95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.4" calcext:value-type="float">
            <text:p>9.4</text:p>
          </table:table-cell>
          <table:table-cell office:value-type="float" office:value="9.43" calcext:value-type="float">
            <text:p>9.43</text:p>
          </table:table-cell>
          <table:table-cell office:value-type="float" office:value="11" calcext:value-type="float">
            <text:p>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46:03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2:07:20.587000000</meta:creation-date>
    <dc:date>2022-02-24T18:30:32.458000000</dc:date>
    <meta:editing-duration>PT5H28M33S</meta:editing-duration>
    <meta:editing-cycles>4</meta:editing-cycles>
    <meta:generator>LibreOffice/7.1.1.2$Windows_X86_64 LibreOffice_project/fe0b08f4af1bacafe4c7ecc87ce55bb426164676</meta:generator>
    <meta:document-statistic meta:table-count="1" meta:cell-count="165" meta:object-count="0"/>
  </office:meta>
</office:document-meta>
</file>